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014in"/>
    </style:style>
    <style:style style:name="Table1.B" style:family="table-column">
      <style:table-column-properties style:column-width="5.5611in"/>
    </style:style>
    <style:style style:name="Table1.C"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B" style:family="table-column">
      <style:table-column-properties style:column-width="1.459in" style:rel-column-width="13807*"/>
    </style:style>
    <style:style style:name="Table2.C" style:family="table-column">
      <style:table-column-properties style:column-width="2.4347in" style:rel-column-width="23041*"/>
    </style:style>
    <style:style style:name="Table2.D" style:family="table-column">
      <style:table-column-properties style:column-width="1.3in" style:rel-column-width="12304*"/>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05dcfc" officeooo:paragraph-rsid="0005dcfc"/>
    </style:style>
    <style:style style:name="P3" style:family="paragraph" style:parent-style-name="Standard">
      <style:paragraph-properties fo:text-align="start" style:justify-single-word="false"/>
      <style:text-properties officeooo:rsid="0005dcfc" officeooo:paragraph-rsid="0005dcfc"/>
    </style:style>
    <style:style style:name="P4" style:family="paragraph" style:parent-style-name="Standard">
      <style:paragraph-properties fo:text-align="center" style:justify-single-word="false"/>
      <style:text-properties officeooo:rsid="0007d700" officeooo:paragraph-rsid="0007d700"/>
    </style:style>
    <style:style style:name="P5" style:family="paragraph" style:parent-style-name="Standard">
      <style:paragraph-properties fo:text-align="start" style:justify-single-word="false"/>
      <style:text-properties officeooo:rsid="0009971e" officeooo:paragraph-rsid="0009971e"/>
    </style:style>
    <style:style style:name="P6" style:family="paragraph" style:parent-style-name="Standard">
      <style:paragraph-properties fo:text-align="start" style:justify-single-word="false"/>
      <style:text-properties fo:font-style="italic" officeooo:rsid="0009971e" officeooo:paragraph-rsid="0009971e" style:font-style-asian="italic" style:font-style-complex="italic"/>
    </style:style>
    <style:style style:name="P7" style:family="paragraph" style:parent-style-name="Standard">
      <style:paragraph-properties fo:text-align="start" style:justify-single-word="false"/>
      <style:text-properties fo:font-style="italic" officeooo:rsid="0049829a" officeooo:paragraph-rsid="0049829a" style:font-style-asian="italic" style:font-style-complex="italic"/>
    </style:style>
    <style:style style:name="P8" style:family="paragraph" style:parent-style-name="Standard">
      <style:paragraph-properties fo:text-align="start" style:justify-single-word="false"/>
      <style:text-properties officeooo:rsid="0010672c" officeooo:paragraph-rsid="0010672c"/>
    </style:style>
    <style:style style:name="P9" style:family="paragraph" style:parent-style-name="Standard">
      <style:paragraph-properties fo:text-align="start" style:justify-single-word="false"/>
      <style:text-properties officeooo:rsid="0010672c" officeooo:paragraph-rsid="00217937"/>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ac04c" officeooo:paragraph-rsid="001ac04c"/>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1ac04c" officeooo:paragraph-rsid="001c2edd"/>
    </style:style>
    <style:style style:name="P12" style:family="paragraph" style:parent-style-name="Standard">
      <style:paragraph-properties fo:text-align="start" style:justify-single-word="false"/>
      <style:text-properties officeooo:rsid="00242f61" officeooo:paragraph-rsid="00242f61"/>
    </style:style>
    <style:style style:name="P13" style:family="paragraph" style:parent-style-name="Standard">
      <style:paragraph-properties fo:text-align="start" style:justify-single-word="false"/>
      <style:text-properties officeooo:rsid="002db532" officeooo:paragraph-rsid="002db532"/>
    </style:style>
    <style:style style:name="P14" style:family="paragraph" style:parent-style-name="Standard">
      <style:paragraph-properties fo:text-align="start" style:justify-single-word="false"/>
      <style:text-properties officeooo:rsid="002dda0a" officeooo:paragraph-rsid="002dda0a"/>
    </style:style>
    <style:style style:name="P15" style:family="paragraph" style:parent-style-name="Standard">
      <style:paragraph-properties fo:text-align="start" style:justify-single-word="false"/>
      <style:text-properties fo:font-style="normal" officeooo:rsid="0032fc67" officeooo:paragraph-rsid="0039790e" style:font-style-asian="normal" style:font-style-complex="normal"/>
    </style:style>
    <style:style style:name="P16" style:family="paragraph" style:parent-style-name="Standard">
      <style:paragraph-properties fo:text-align="start" style:justify-single-word="false"/>
      <style:text-properties fo:font-style="normal" officeooo:rsid="0049829a" officeooo:paragraph-rsid="0049829a" style:font-style-asian="normal" style:font-style-complex="normal"/>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officeooo:rsid="001ac04c" officeooo:paragraph-rsid="001ac04c" style:font-style-asian="normal" style:font-style-complex="normal"/>
    </style:style>
    <style:style style:name="P18" style:family="paragraph" style:parent-style-name="Table_20_Contents">
      <style:paragraph-properties fo:text-align="center" style:justify-single-word="false"/>
      <style:text-properties officeooo:rsid="00141290" officeooo:paragraph-rsid="00141290"/>
    </style:style>
    <style:style style:name="P19" style:family="paragraph" style:parent-style-name="Table_20_Contents">
      <style:paragraph-properties fo:text-align="start" style:justify-single-word="false"/>
      <style:text-properties fo:font-size="10pt" officeooo:rsid="0005dcfc" officeooo:paragraph-rsid="0005dcfc" style:font-size-asian="10pt" style:font-size-complex="10pt"/>
    </style:style>
    <style:style style:name="P20" style:family="paragraph" style:parent-style-name="Table_20_Contents">
      <style:paragraph-properties fo:text-align="start" style:justify-single-word="false"/>
      <style:text-properties fo:font-size="10pt" officeooo:rsid="001fef19" officeooo:paragraph-rsid="001fef19" style:font-size-asian="10pt" style:font-size-complex="10pt"/>
    </style:style>
    <style:style style:name="P21" style:family="paragraph" style:parent-style-name="Table_20_Contents">
      <style:paragraph-properties fo:text-align="start" style:justify-single-word="false"/>
      <style:text-properties fo:font-size="10pt" officeooo:rsid="0030787f" officeooo:paragraph-rsid="0030787f" style:font-size-asian="10pt" style:font-size-complex="10pt"/>
    </style:style>
    <style:style style:name="P22" style:family="paragraph" style:parent-style-name="Table_20_Contents">
      <style:paragraph-properties fo:text-align="start" style:justify-single-word="false"/>
      <style:text-properties fo:font-size="10pt" officeooo:rsid="00313609" officeooo:paragraph-rsid="00313609" style:font-size-asian="10pt" style:font-size-complex="10pt"/>
    </style:style>
    <style:style style:name="P23" style:family="paragraph" style:parent-style-name="Table_20_Contents">
      <style:paragraph-properties fo:text-align="start" style:justify-single-word="false"/>
      <style:text-properties fo:font-size="10pt" officeooo:rsid="0046a069" officeooo:paragraph-rsid="0046a069" style:font-size-asian="10pt" style:font-size-complex="10pt"/>
    </style:style>
    <style:style style:name="P24" style:family="paragraph" style:parent-style-name="Table_20_Contents">
      <style:paragraph-properties fo:text-align="start" style:justify-single-word="false"/>
      <style:text-properties fo:font-size="10pt" officeooo:rsid="005003e3" officeooo:paragraph-rsid="005003e3" style:font-size-asian="10pt" style:font-size-complex="10pt"/>
    </style:style>
    <style:style style:name="P25" style:family="paragraph" style:parent-style-name="Table_20_Contents">
      <style:paragraph-properties fo:text-align="center" style:justify-single-word="false"/>
      <style:text-properties officeooo:rsid="003bf4ed" officeooo:paragraph-rsid="003bf4ed"/>
    </style:style>
    <style:style style:name="P26" style:family="paragraph" style:parent-style-name="Table_20_Contents">
      <style:paragraph-properties fo:text-align="center" style:justify-single-word="false"/>
      <style:text-properties officeooo:rsid="003bf4ed" officeooo:paragraph-rsid="00535c07"/>
    </style:style>
    <style:style style:name="P27" style:family="paragraph" style:parent-style-name="Table_20_Contents">
      <style:paragraph-properties fo:text-align="center" style:justify-single-word="false"/>
      <style:text-properties officeooo:rsid="003d3688" officeooo:paragraph-rsid="003d3688"/>
    </style:style>
    <style:style style:name="P28" style:family="paragraph" style:parent-style-name="Table_20_Contents">
      <style:paragraph-properties fo:text-align="center" style:justify-single-word="false"/>
      <style:text-properties officeooo:rsid="003f3488" officeooo:paragraph-rsid="003f3488"/>
    </style:style>
    <style:style style:name="P29" style:family="paragraph" style:parent-style-name="Table_20_Contents">
      <style:paragraph-properties fo:text-align="center" style:justify-single-word="false"/>
      <style:text-properties officeooo:rsid="003f3488" officeooo:paragraph-rsid="00546c50"/>
    </style:style>
    <style:style style:name="P30" style:family="paragraph" style:parent-style-name="Table_20_Contents">
      <style:paragraph-properties fo:text-align="center" style:justify-single-word="false"/>
      <style:text-properties officeooo:rsid="00535c07" officeooo:paragraph-rsid="00535c07"/>
    </style:style>
    <style:style style:name="P31" style:family="paragraph" style:parent-style-name="Table_20_Contents">
      <style:paragraph-properties fo:text-align="center" style:justify-single-word="false"/>
      <style:text-properties officeooo:rsid="00541346" officeooo:paragraph-rsid="00541346"/>
    </style:style>
    <style:style style:name="P32" style:family="paragraph" style:parent-style-name="Standard">
      <style:paragraph-properties fo:margin-left="0.5in" fo:margin-right="0in" fo:text-align="start" style:justify-single-word="false" fo:text-indent="0in" style:auto-text-indent="false"/>
      <style:text-properties officeooo:rsid="00404d6d" officeooo:paragraph-rsid="00404d6d"/>
    </style:style>
    <style:style style:name="P33" style:family="paragraph" style:parent-style-name="Standard">
      <style:paragraph-properties fo:margin-left="0.5in" fo:margin-right="0in" fo:text-align="start" style:justify-single-word="false" fo:text-indent="0in" style:auto-text-indent="false"/>
      <style:text-properties officeooo:rsid="00404d6d" officeooo:paragraph-rsid="00421207"/>
    </style:style>
    <style:style style:name="P34" style:family="paragraph" style:parent-style-name="Standard">
      <style:paragraph-properties fo:margin-left="0.5in" fo:margin-right="0in" fo:text-align="start" style:justify-single-word="false" fo:text-indent="0in" style:auto-text-indent="false"/>
      <style:text-properties officeooo:rsid="005207bf" officeooo:paragraph-rsid="005207bf"/>
    </style:style>
    <style:style style:name="P35" style:family="paragraph" style:parent-style-name="Standard" style:list-style-name="L1">
      <style:paragraph-properties fo:text-align="start" style:justify-single-word="false"/>
      <style:text-properties officeooo:rsid="00217937" officeooo:paragraph-rsid="00217937"/>
    </style:style>
    <style:style style:name="P36" style:family="paragraph" style:parent-style-name="Standard" style:list-style-name="L1">
      <style:paragraph-properties fo:text-align="start" style:justify-single-word="false"/>
      <style:text-properties officeooo:rsid="00217937" officeooo:paragraph-rsid="0046a069"/>
    </style:style>
    <style:style style:name="P37" style:family="paragraph" style:parent-style-name="Standard" style:list-style-name="L1">
      <style:paragraph-properties fo:text-align="start" style:justify-single-word="false"/>
      <style:text-properties officeooo:rsid="0022dd45" officeooo:paragraph-rsid="0022dd45"/>
    </style:style>
    <style:style style:name="P38" style:family="paragraph" style:parent-style-name="Standard" style:list-style-name="L1">
      <style:paragraph-properties fo:text-align="start" style:justify-single-word="false"/>
      <style:text-properties officeooo:rsid="003b0e92" officeooo:paragraph-rsid="003b0e92"/>
    </style:style>
    <style:style style:name="P39" style:family="paragraph" style:parent-style-name="Standard" style:list-style-name="L1">
      <style:paragraph-properties fo:text-align="start" style:justify-single-word="false"/>
      <style:text-properties officeooo:rsid="00242f61" officeooo:paragraph-rsid="00242f61"/>
    </style:style>
    <style:style style:name="P40" style:family="paragraph" style:parent-style-name="Standard" style:list-style-name="L1">
      <style:paragraph-properties fo:text-align="start" style:justify-single-word="false"/>
      <style:text-properties officeooo:rsid="0024f60c" officeooo:paragraph-rsid="003b0e92"/>
    </style:style>
    <style:style style:name="P41" style:family="paragraph" style:parent-style-name="Standard" style:list-style-name="L1">
      <style:paragraph-properties fo:text-align="start" style:justify-single-word="false"/>
      <style:text-properties officeooo:rsid="0026193e" officeooo:paragraph-rsid="0028c0fe"/>
    </style:style>
    <style:style style:name="P42" style:family="paragraph" style:parent-style-name="Standard" style:list-style-name="L1">
      <style:paragraph-properties fo:text-align="start" style:justify-single-word="false"/>
      <style:text-properties officeooo:rsid="0026193e" officeooo:paragraph-rsid="0026193e"/>
    </style:style>
    <style:style style:name="P43" style:family="paragraph" style:parent-style-name="Standard" style:list-style-name="L1">
      <style:paragraph-properties fo:text-align="start" style:justify-single-word="false"/>
      <style:text-properties officeooo:rsid="0028c0fe" officeooo:paragraph-rsid="0028c0fe"/>
    </style:style>
    <style:style style:name="P44" style:family="paragraph" style:parent-style-name="Standard" style:list-style-name="L1">
      <style:paragraph-properties fo:text-align="start" style:justify-single-word="false"/>
      <style:text-properties officeooo:rsid="002a647d" officeooo:paragraph-rsid="002a647d"/>
    </style:style>
    <style:style style:name="P45" style:family="paragraph" style:parent-style-name="Standard" style:list-style-name="L1">
      <style:paragraph-properties fo:text-align="start" style:justify-single-word="false"/>
      <style:text-properties officeooo:rsid="002c139d" officeooo:paragraph-rsid="002c139d"/>
    </style:style>
    <style:style style:name="P46" style:family="paragraph" style:parent-style-name="Standard" style:list-style-name="L1">
      <style:paragraph-properties fo:text-align="start" style:justify-single-word="false"/>
      <style:text-properties officeooo:rsid="002c139d" officeooo:paragraph-rsid="002c4b62"/>
    </style:style>
    <style:style style:name="P47" style:family="paragraph" style:parent-style-name="Standard" style:list-style-name="L1">
      <style:paragraph-properties fo:text-align="start" style:justify-single-word="false"/>
      <style:text-properties officeooo:rsid="002c406b" officeooo:paragraph-rsid="003b0e92"/>
    </style:style>
    <style:style style:name="P48" style:family="paragraph" style:parent-style-name="Standard" style:list-style-name="L1">
      <style:paragraph-properties fo:text-align="start" style:justify-single-word="false"/>
      <style:text-properties officeooo:rsid="002c406b" officeooo:paragraph-rsid="002c406b"/>
    </style:style>
    <style:style style:name="P49" style:family="paragraph" style:parent-style-name="Standard" style:list-style-name="L1">
      <style:paragraph-properties fo:text-align="start" style:justify-single-word="false"/>
      <style:text-properties officeooo:rsid="003b5aee" officeooo:paragraph-rsid="003b5aee"/>
    </style:style>
    <style:style style:name="P50" style:family="paragraph" style:parent-style-name="Standard" style:list-style-name="L1">
      <style:paragraph-properties fo:text-align="start" style:justify-single-word="false"/>
      <style:text-properties officeooo:rsid="002c4b62" officeooo:paragraph-rsid="002c4b62"/>
    </style:style>
    <style:style style:name="P51" style:family="paragraph" style:parent-style-name="Standard" style:list-style-name="L1">
      <style:paragraph-properties fo:text-align="start" style:justify-single-word="false"/>
      <style:text-properties officeooo:rsid="002db532" officeooo:paragraph-rsid="002db532"/>
    </style:style>
    <style:style style:name="P52" style:family="paragraph" style:parent-style-name="Standard" style:list-style-name="L1">
      <style:paragraph-properties fo:text-align="start" style:justify-single-word="false"/>
      <style:text-properties officeooo:rsid="002dda0a" officeooo:paragraph-rsid="002dda0a"/>
    </style:style>
    <style:style style:name="P53" style:family="paragraph" style:parent-style-name="Standard" style:list-style-name="L2">
      <style:paragraph-properties fo:text-align="start" style:justify-single-word="false"/>
      <style:text-properties officeooo:rsid="0009971e" officeooo:paragraph-rsid="0009971e"/>
    </style:style>
    <style:style style:name="P54" style:family="paragraph" style:parent-style-name="Standard" style:list-style-name="L2">
      <style:paragraph-properties fo:text-align="start" style:justify-single-word="false"/>
      <style:text-properties officeooo:rsid="0009971e" officeooo:paragraph-rsid="0011304e"/>
    </style:style>
    <style:style style:name="P55" style:family="paragraph" style:parent-style-name="Standard" style:list-style-name="L3">
      <style:paragraph-properties fo:text-align="start" style:justify-single-word="false"/>
      <style:text-properties officeooo:rsid="0009971e" officeooo:paragraph-rsid="0009971e"/>
    </style:style>
    <style:style style:name="P56" style:family="paragraph" style:parent-style-name="Standard" style:list-style-name="L3">
      <style:paragraph-properties fo:text-align="start" style:justify-single-word="false"/>
      <style:text-properties officeooo:rsid="00421207" officeooo:paragraph-rsid="00421207"/>
    </style:style>
    <style:style style:name="T1" style:family="text">
      <style:text-properties officeooo:rsid="0009971e"/>
    </style:style>
    <style:style style:name="T2" style:family="text">
      <style:text-properties officeooo:rsid="000a73db"/>
    </style:style>
    <style:style style:name="T3" style:family="text">
      <style:text-properties officeooo:rsid="000b134f"/>
    </style:style>
    <style:style style:name="T4" style:family="text">
      <style:text-properties style:text-position="super 58%" officeooo:rsid="000b134f"/>
    </style:style>
    <style:style style:name="T5" style:family="text">
      <style:text-properties officeooo:rsid="000eabcc"/>
    </style:style>
    <style:style style:name="T6" style:family="text">
      <style:text-properties officeooo:rsid="0011304e"/>
    </style:style>
    <style:style style:name="T7" style:family="text">
      <style:text-properties fo:font-style="italic" style:font-style-asian="italic" style:font-style-complex="italic"/>
    </style:style>
    <style:style style:name="T8" style:family="text">
      <style:text-properties officeooo:rsid="0018ec71"/>
    </style:style>
    <style:style style:name="T9" style:family="text">
      <style:text-properties officeooo:rsid="0022dd45"/>
    </style:style>
    <style:style style:name="T10" style:family="text">
      <style:text-properties officeooo:rsid="00242f61"/>
    </style:style>
    <style:style style:name="T11" style:family="text">
      <style:text-properties officeooo:rsid="0024f60c"/>
    </style:style>
    <style:style style:name="T12" style:family="text">
      <style:text-properties officeooo:rsid="002c406b"/>
    </style:style>
    <style:style style:name="T13" style:family="text">
      <style:text-properties officeooo:rsid="002c4b62"/>
    </style:style>
    <style:style style:name="T14" style:family="text">
      <style:text-properties officeooo:rsid="002db532"/>
    </style:style>
    <style:style style:name="T15" style:family="text">
      <style:text-properties officeooo:rsid="00380866"/>
    </style:style>
    <style:style style:name="T16" style:family="text">
      <style:text-properties officeooo:rsid="003b0e92"/>
    </style:style>
    <style:style style:name="T17" style:family="text">
      <style:text-properties officeooo:rsid="003b5aee"/>
    </style:style>
    <style:style style:name="T18" style:family="text">
      <style:text-properties officeooo:rsid="00434f28"/>
    </style:style>
    <style:style style:name="T19" style:family="text">
      <style:text-properties officeooo:rsid="00449c0e"/>
    </style:style>
    <style:style style:name="T20" style:family="text">
      <style:text-properties officeooo:rsid="0046a069"/>
    </style:style>
    <style:style style:name="T21" style:family="text">
      <style:text-properties officeooo:rsid="00475f2e"/>
    </style:style>
    <style:style style:name="T22" style:family="text">
      <style:text-properties officeooo:rsid="004958dc"/>
    </style:style>
    <style:style style:name="T23" style:family="text">
      <style:text-properties officeooo:rsid="004b0cd3"/>
    </style:style>
    <style:style style:name="T24" style:family="text">
      <style:text-properties officeooo:rsid="004e89fe"/>
    </style:style>
    <style:style style:name="T25" style:family="text">
      <style:text-properties officeooo:rsid="004fa861"/>
    </style:style>
    <style:style style:name="T26" style:family="text">
      <style:text-properties officeooo:rsid="005170ec"/>
    </style:style>
    <style:style style:name="T27" style:family="text">
      <style:text-properties officeooo:rsid="005207bf"/>
    </style:style>
    <style:style style:name="T28" style:family="text">
      <style:text-properties officeooo:rsid="00546c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 Physics <text:span text:style-name="T22">2</text:span> – <text:span text:style-name="T21">J. Williamson</text:span></text:p>
      <text:p text:style-name="P2"><text:span text:style-name="T21">J M Hanks High School</text:span> – <text:span text:style-name="T8">Ysleta Independent School District</text:span></text:p>
      <text:p text:style-name="P2"/>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19">Curricular Requirements</text:p>
          </table:table-cell>
          <table:covered-table-cell/>
          <table:table-cell table:style-name="Table1.C1" office:value-type="string">
            <text:p text:style-name="P19">Page(s)</text:p>
          </table:table-cell>
        </table:table-row>
        <table:table-row>
          <table:table-cell table:style-name="Table1.A2" office:value-type="string">
            <text:p text:style-name="P20">CR1</text:p>
          </table:table-cell>
          <table:table-cell table:style-name="Table1.A2" office:value-type="string">
            <text:p text:style-name="P21">Students and teachers have access to college-level resources including college-level </text:p>
            <text:p text:style-name="P21">textbooks and reference materials in print or electronic format.</text:p>
          </table:table-cell>
          <table:table-cell table:style-name="Table1.C2" office:value-type="string">
            <text:p text:style-name="P23">2</text:p>
          </table:table-cell>
        </table:table-row>
        <table:table-row>
          <table:table-cell table:style-name="Table1.A2" office:value-type="string">
            <text:p text:style-name="P20">CR2a</text:p>
          </table:table-cell>
          <table:table-cell table:style-name="Table1.A2" office:value-type="string">
            <text:p text:style-name="P22">The course design provides opportunities for students to develop understanding of the </text:p>
            <text:p text:style-name="P22">foundational principles of thermodynamics in the context of the big ideas that organize </text:p>
            <text:p text:style-name="P22">the curriculum framework.</text:p>
          </table:table-cell>
          <table:table-cell table:style-name="Table1.C2" office:value-type="string">
            <text:p text:style-name="P23">3</text:p>
          </table:table-cell>
        </table:table-row>
        <table:table-row>
          <table:table-cell table:style-name="Table1.A2" office:value-type="string">
            <text:p text:style-name="P20">CR2b</text:p>
          </table:table-cell>
          <table:table-cell table:style-name="Table1.A2" office:value-type="string">
            <text:p text:style-name="P22">The course design provides opportunities for students to develop understanding of </text:p>
            <text:p text:style-name="P22">the foundational principles of fluids in the context of the big ideas that organize the </text:p>
            <text:p text:style-name="P22">curriculum framework.</text:p>
          </table:table-cell>
          <table:table-cell table:style-name="Table1.C2" office:value-type="string">
            <text:p text:style-name="P23">3</text:p>
          </table:table-cell>
        </table:table-row>
        <table:table-row>
          <table:table-cell table:style-name="Table1.A2" office:value-type="string">
            <text:p text:style-name="P20">CR2c</text:p>
          </table:table-cell>
          <table:table-cell table:style-name="Table1.A2" office:value-type="string">
            <text:p text:style-name="P22">The course design provides opportunities for students to develop understanding of the </text:p>
            <text:p text:style-name="P22">foundational principles of electrostatics in the context of the big ideas that organize </text:p>
            <text:p text:style-name="P22">the curriculum framework.</text:p>
          </table:table-cell>
          <table:table-cell table:style-name="Table1.C2" office:value-type="string">
            <text:p text:style-name="P23">2</text:p>
          </table:table-cell>
        </table:table-row>
        <table:table-row>
          <table:table-cell table:style-name="Table1.A2" office:value-type="string">
            <text:p text:style-name="P20">CR2d</text:p>
          </table:table-cell>
          <table:table-cell table:style-name="Table1.A2" office:value-type="string">
            <text:p text:style-name="P22">The course design provides opportunities for students to develop understanding of the </text:p>
            <text:p text:style-name="P22">foundational principles of electric circuits in the context of the big ideas that organize </text:p>
            <text:p text:style-name="P22">the curriculum framework.</text:p>
          </table:table-cell>
          <table:table-cell table:style-name="Table1.C2" office:value-type="string">
            <text:p text:style-name="P23">2</text:p>
          </table:table-cell>
        </table:table-row>
        <table:table-row>
          <table:table-cell table:style-name="Table1.A2" office:value-type="string">
            <text:p text:style-name="P20">CR2e</text:p>
          </table:table-cell>
          <table:table-cell table:style-name="Table1.A2" office:value-type="string">
            <text:p text:style-name="P22">The course design provides opportunities for students to develop understanding of the </text:p>
            <text:p text:style-name="P22">foundational principles of magnetism and electromagnetic induction in the context of </text:p>
            <text:p text:style-name="P22">the big ideas that organize the curriculum framework.</text:p>
          </table:table-cell>
          <table:table-cell table:style-name="Table1.C2" office:value-type="string">
            <text:p text:style-name="P23">2</text:p>
          </table:table-cell>
        </table:table-row>
        <table:table-row>
          <table:table-cell table:style-name="Table1.A2" office:value-type="string">
            <text:p text:style-name="P20">CR2f</text:p>
          </table:table-cell>
          <table:table-cell table:style-name="Table1.A2" office:value-type="string">
            <text:p text:style-name="P22">The course design provides opportunities for students to develop understanding of </text:p>
            <text:p text:style-name="P22">the foundational principles of optics in the context of the big ideas that organize the </text:p>
            <text:p text:style-name="P22">curriculum framework.</text:p>
          </table:table-cell>
          <table:table-cell table:style-name="Table1.C2" office:value-type="string">
            <text:p text:style-name="P23">3</text:p>
          </table:table-cell>
        </table:table-row>
        <table:table-row>
          <table:table-cell table:style-name="Table1.A2" office:value-type="string">
            <text:p text:style-name="P20">CR2g</text:p>
          </table:table-cell>
          <table:table-cell table:style-name="Table1.A2" office:value-type="string">
            <text:p text:style-name="P22">The course design provides opportunities for students to develop understanding of the </text:p>
            <text:p text:style-name="P22">foundational principles of modern physics in the context of the big ideas that organize </text:p>
            <text:p text:style-name="P22">the curriculum framework.</text:p>
          </table:table-cell>
          <table:table-cell table:style-name="Table1.C2" office:value-type="string">
            <text:p text:style-name="P23">3</text:p>
          </table:table-cell>
        </table:table-row>
        <table:table-row>
          <table:table-cell table:style-name="Table1.A2" office:value-type="string">
            <text:p text:style-name="P20">CR3</text:p>
          </table:table-cell>
          <table:table-cell table:style-name="Table1.A2" office:value-type="string">
            <text:p text:style-name="P22">Students have opportunities to apply AP Physics 2 learning objectives connecting </text:p>
            <text:p text:style-name="P22">across enduring understandings as described in the curriculum framework. These </text:p>
            <text:p text:style-name="P22">opportunities must occur in addition to those within laboratory investigations.</text:p>
          </table:table-cell>
          <table:table-cell table:style-name="Table1.C2" office:value-type="string">
            <text:p text:style-name="P24"><text:span text:style-name="T26">5</text:span>-7</text:p>
          </table:table-cell>
        </table:table-row>
        <table:table-row>
          <table:table-cell table:style-name="Table1.A2" office:value-type="string">
            <text:p text:style-name="P20">CR4</text:p>
          </table:table-cell>
          <table:table-cell table:style-name="Table1.A2" office:value-type="string">
            <text:p text:style-name="P22">The course provides students with opportunities to apply their knowledge of </text:p>
            <text:p text:style-name="P22">physics principles to real world questions or scenarios (including societal issues or </text:p>
            <text:p text:style-name="P22">technological innovations) to help them become scientifically literate citizens.</text:p>
          </table:table-cell>
          <table:table-cell table:style-name="Table1.C2" office:value-type="string">
            <text:p text:style-name="P23">5</text:p>
          </table:table-cell>
        </table:table-row>
        <table:table-row>
          <table:table-cell table:style-name="Table1.A2" office:value-type="string">
            <text:p text:style-name="P20">CR5</text:p>
          </table:table-cell>
          <table:table-cell table:style-name="Table1.A2" office:value-type="string">
            <text:p text:style-name="P22">Students are provided with the opportunity to spend a minimum of 25 percent of </text:p>
            <text:p text:style-name="P22">instructional time engaging in hands-on laboratory work with an emphasis on inquiry- </text:p>
            <text:p text:style-name="P22">based investigations.</text:p>
          </table:table-cell>
          <table:table-cell table:style-name="Table1.C2" office:value-type="string">
            <text:p text:style-name="P23">3</text:p>
          </table:table-cell>
        </table:table-row>
        <table:table-row>
          <table:table-cell table:style-name="Table1.A2" office:value-type="string">
            <text:p text:style-name="P20">CR6a</text:p>
          </table:table-cell>
          <table:table-cell table:style-name="Table1.A2" office:value-type="string">
            <text:p text:style-name="P22">The laboratory work used throughout the course includes a variety of investigations </text:p>
            <text:p text:style-name="P22">that support the foundational AP Physics 2 principles.</text:p>
          </table:table-cell>
          <table:table-cell table:style-name="Table1.C2" office:value-type="string">
            <text:p text:style-name="P23">4</text:p>
          </table:table-cell>
        </table:table-row>
        <table:table-row>
          <table:table-cell table:style-name="Table1.A2" office:value-type="string">
            <text:p text:style-name="P20">CR6b</text:p>
          </table:table-cell>
          <table:table-cell table:style-name="Table1.A2" office:value-type="string">
            <text:p text:style-name="P22">The laboratory work used throughout the course includes guided-inquiry laboratory </text:p>
            <text:p text:style-name="P22">investigations allowing students to apply all seven science practices.</text:p>
          </table:table-cell>
          <table:table-cell table:style-name="Table1.C2" office:value-type="string">
            <text:p text:style-name="P23">4</text:p>
          </table:table-cell>
        </table:table-row>
        <table:table-row>
          <table:table-cell table:style-name="Table1.A2" office:value-type="string">
            <text:p text:style-name="P20">CR7</text:p>
          </table:table-cell>
          <table:table-cell table:style-name="Table1.A2" office:value-type="string">
            <text:p text:style-name="P22">The course provides opportunities for students to develop their communication skills </text:p>
            <text:p text:style-name="P22">by recording evidence of their research of literature or scientific investigations through </text:p>
            <text:p text:style-name="P22">verbal, written, and graphic presentations.</text:p>
          </table:table-cell>
          <table:table-cell table:style-name="Table1.C2" office:value-type="string">
            <text:p text:style-name="P23">3</text:p>
          </table:table-cell>
        </table:table-row>
        <table:table-row>
          <table:table-cell table:style-name="Table1.A2" office:value-type="string">
            <text:p text:style-name="P20">CR8</text:p>
          </table:table-cell>
          <table:table-cell table:style-name="Table1.A2" office:value-type="string">
            <text:p text:style-name="P22">The course provides opportunities for students to develop written and oral scientific </text:p>
            <text:p text:style-name="P22">argumentation skills.</text:p>
          </table:table-cell>
          <table:table-cell table:style-name="Table1.C2" office:value-type="string">
            <text:p text:style-name="P23">6</text:p>
          </table:table-cell>
        </table:table-row>
      </table:table>
      <text:p text:style-name="P3"/>
      <text:p text:style-name="P3"/>
      <text:p text:style-name="P3"><text:soft-page-break/></text:p>
      <text:p text:style-name="P3"/>
      <text:p text:style-name="P4">Course <text:span text:style-name="T1">Introduction: </text:span></text:p>
      <text:p text:style-name="P6">Textbook: </text:p>
      <text:p text:style-name="P5">Cutnell, John and Kenneth Johnson. Physics. <text:span text:style-name="T3">9th</text:span><text:span text:style-name="T4"> </text:span>Edition. New York: John Wiley &amp; Sons, </text:p>
      <text:p text:style-name="P5">Inc., 20<text:span text:style-name="T15">12</text:span>. [CR1]</text:p>
      <text:p text:style-name="P5"/>
      <text:p text:style-name="P6">About this course: </text:p>
      <text:p text:style-name="P15">AP Physics 2 is a second-year course designed to be a continuation of AP Physics 1. <text:s/></text:p>
      <text:p text:style-name="P5"/>
      <text:p text:style-name="P5"><text:span text:style-name="T7">Evaluation:</text:span> </text:p>
      <text:p text:style-name="P5">Students will get grades on homework, quizzes, laboratory work, projects, and exams. </text:p>
      <text:p text:style-name="P5">Exams are typically worth 100 points and will consist of questions similar to ones students </text:p>
      <text:p text:style-name="P5">will see on the AP Exam. Homework assignments and quizzes will consist of problems </text:p>
      <text:p text:style-name="P5">from the textbook, supplements, and old AP Exams. Projects are long-term, and typically </text:p>
      <text:p text:style-name="P5">will involve groups of students developing a plan, collecting data and/or research, and </text:p>
      <text:p text:style-name="P5">presenting conclusions in a meaningful way. Laboratory work is student centered and </text:p>
      <text:p text:style-name="P5">inquiry based and is discussed below. </text:p>
      <text:p text:style-name="P5"/>
      <text:p text:style-name="P5">Grades will be determined <text:span text:style-name="T2">according to the YISD grading policy:</text:span></text:p>
      <text:p text:style-name="P5"><text:tab/><text:span text:style-name="T5">40% - Daily Work</text:span></text:p>
      <text:p text:style-name="P5"><text:tab/><text:span text:style-name="T5">45% - Quizzes and Projects</text:span></text:p>
      <text:p text:style-name="P5"><text:tab/><text:span text:style-name="T5">15% - 9-Weeks Exams</text:span></text:p>
      <text:p text:style-name="P5"/>
      <text:p text:style-name="P7">Big Ideas: </text:p>
      <text:p text:style-name="P16">The key concepts and related content that define this course and exam are organized around seven underlying principles called the big ideas, which encompass the core scientific principles, theories and processes of physics that cut across traditional content boundaries and give you a broad way of thinking about the physical world.</text:p>
      <text:p text:style-name="P16"/>
      <text:p text:style-name="P16">Big Idea 1: Objects and systems have properties such as mass and charge. Systems may have internal structure. <text:s/>This big idea collects the properties of matter into one area so that they can be employed in other big ideas. The universe contains fundamental particles with no internal structure such as electrons, and systems built from fundamental particles, such as protons and neutrons.</text:p>
      <text:p text:style-name="P16"/>
      <text:p text:style-name="P16">Big Idea 2: Fields existing in space can be used to explain interactions. All of the fundamental forces, including the gravitational force and the electric and magnetic forces, are exerted “at a distance”; the two objects involved in the interaction do not “physically touch” each other.</text:p>
      <text:p text:style-name="P16"/>
      <text:p text:style-name="P16">Big Idea 3: The interactions of an object with other objects can be described by forces. An object either has no internal structure or can be analyzed without reference to its internal structure. An interaction between two objects causes changes in the translational and/or rotational motion of each object.</text:p>
      <text:p text:style-name="P16"/>
      <text:p text:style-name="P16">Big Idea 4: Interactions between systems can result in changes in those systems. A system is a collection of objects, and the interactions of such systems are an important aspect of understanding the physical world.</text:p>
      <text:p text:style-name="P16"/>
      <text:p text:style-name="P16"><text:soft-page-break/>Big Idea 5: Changes that occur as a result of interactions are constrained by conservation laws. Conservation laws constrain the possible behaviors of the objects in a system of any size, or the outcome of an interaction or a process.</text:p>
      <text:p text:style-name="P16"/>
      <text:p text:style-name="P16">Big Idea 6: Waves can transfer energy and momentum from one location to another without the permanent transfer of mass and serve as a mathematical model for the description of other phenomena. Classically, waves are a “disturbance” that propagates through space.</text:p>
      <text:p text:style-name="P16"/>
      <text:p text:style-name="P16">Big Idea 7: The mathematics of probability can be used to describe the behavior of complex systems and to interpret the behavior of quantum mechanical systems. As developed by Newton, classical mechanics uses mathematics to deterministically calculate the motions of objects as a result of their interactions.</text:p>
      <text:p text:style-name="P16"/>
      <text:p text:style-name="P16"/>
      <text:p text:style-name="P6">Topics Covered: </text:p>
      <text:p text:style-name="P17">First Nine Weeks</text:p>
      <text:list xml:id="list5387632605064183478" text:style-name="L1">
        <text:list-item>
          <text:p text:style-name="P35"><text:span text:style-name="T9">Fields, </text:span>Forces, <text:span text:style-name="T9">and Potentials [CR2c], [Big Ideas 1, 2, 3, 4, 5]</text:span></text:p>
          <text:list>
            <text:list-item>
              <text:p text:style-name="P37">Electrostatic Forces <text:span text:style-name="T10">and Coulomb's Law</text:span></text:p>
            </text:list-item>
            <text:list-item>
              <text:p text:style-name="P37">Electrostatic Fields</text:p>
            </text:list-item>
            <text:list-item>
              <text:p text:style-name="P37">Electrostatic Potentials</text:p>
            </text:list-item>
            <text:list-item>
              <text:p text:style-name="P38">Conductors and Capacitors</text:p>
            </text:list-item>
          </text:list>
        </text:list-item>
        <text:list-item>
          <text:p text:style-name="P35">Circuits <text:span text:style-name="T20">[CR2d] [Big Ideas 1, 4, 5]</text:span></text:p>
          <text:list>
            <text:list-item>
              <text:p text:style-name="P39">DC Circuits</text:p>
            </text:list-item>
            <text:list-item>
              <text:p text:style-name="P39">Steady-State RC Circuits</text:p>
            </text:list-item>
            <text:list-item>
              <text:p text:style-name="P39">Ohm's Law</text:p>
            </text:list-item>
            <text:list-item>
              <text:p text:style-name="P39">Kirchoff's Laws</text:p>
            </text:list-item>
          </text:list>
        </text:list-item>
        <text:list-item>
          <text:p text:style-name="P36">Magnetism <text:span text:style-name="T20">[CR2e] [Big Ideas 1, 2, 3, 4, 5]</text:span></text:p>
          <text:list>
            <text:list-item>
              <text:p text:style-name="P39">Magnetic <text:span text:style-name="T16">Fields</text:span></text:p>
            </text:list-item>
            <text:list-item>
              <text:p text:style-name="P39">Magnetic Forces</text:p>
              <text:list>
                <text:list-item>
                  <text:p text:style-name="P38">On point-charges</text:p>
                </text:list-item>
                <text:list-item>
                  <text:p text:style-name="P38">On Current-Carrying Wires</text:p>
                </text:list-item>
              </text:list>
            </text:list-item>
          </text:list>
        </text:list-item>
      </text:list>
      <text:p text:style-name="P12"/>
      <text:p text:style-name="P11">Second Nine Weeks</text:p>
      <text:list xml:id="list100041469057532" text:continue-numbering="true" text:style-name="L1">
        <text:list-item>
          <text:p text:style-name="P35"><text:span text:style-name="T11">Electromagnetic </text:span>Induction <text:s/><text:span text:style-name="T23">[Big Ideas 1, 2, 3, 4, 5] </text:span></text:p>
          <text:list>
            <text:list-item>
              <text:p text:style-name="P38">Faraday's Law</text:p>
            </text:list-item>
            <text:list-item>
              <text:p text:style-name="P40">Lenz's Law</text:p>
            </text:list-item>
          </text:list>
        </text:list-item>
        <text:list-item>
          <text:p text:style-name="P35">Optics <text:span text:style-name="T20">[CR2f] [Big Ideas 4, 5, 6] </text:span></text:p>
          <text:list>
            <text:list-item>
              <text:p text:style-name="P41">Geometric Optics</text:p>
              <text:list>
                <text:list-item>
                  <text:p text:style-name="P43">Reflection <text:span text:style-name="T16">and Mirrors</text:span></text:p>
                </text:list-item>
                <text:list-item>
                  <text:p text:style-name="P43">Refraction <text:span text:style-name="T16">and Lenses</text:span></text:p>
                </text:list-item>
              </text:list>
            </text:list-item>
            <text:list-item>
              <text:p text:style-name="P42">Physical Optics </text:p>
              <text:list>
                <text:list-item>
                  <text:p text:style-name="P44">Interference <text:span text:style-name="T16">and Diffraction</text:span></text:p>
                </text:list-item>
                <text:list-item>
                  <text:p text:style-name="P44">Young's Double Slit Experiment</text:p>
                </text:list-item>
                <text:list-item>
                  <text:p text:style-name="P44">Thin-Film Interference</text:p>
                </text:list-item>
                <text:list-item>
                  <text:p text:style-name="P38">Dispersion of Light and the Electromagnetic Spectrum</text:p>
                </text:list-item>
              </text:list>
            </text:list-item>
          </text:list>
        </text:list-item>
      </text:list>
      <text:p text:style-name="P9"/>
      <text:p text:style-name="P9"/>
      <text:p text:style-name="P10"><text:soft-page-break/>Third Nine Weeks</text:p>
      <text:list xml:id="list100042561578056" text:continue-numbering="true" text:style-name="L1">
        <text:list-item>
          <text:p text:style-name="P45">Thermodynamics <text:span text:style-name="T20">[CR2a] [Big Ideas 1, 4, 5, 7] </text:span></text:p>
          <text:list>
            <text:list-item>
              <text:p text:style-name="P38">Mechanical Equivalent of Heat</text:p>
            </text:list-item>
            <text:list-item>
              <text:p text:style-name="P38">Heat Transfer and Thermal Expansion</text:p>
            </text:list-item>
            <text:list-item>
              <text:p text:style-name="P47">Entropy and Ideal Gases</text:p>
            </text:list-item>
            <text:list-item>
              <text:p text:style-name="P48">Laws of Thermodynamics <text:span text:style-name="T16">and Kinetic Theory</text:span></text:p>
            </text:list-item>
          </text:list>
        </text:list-item>
        <text:list-item>
          <text:p text:style-name="P45"><text:span text:style-name="T12">Static and Dynamic </text:span>Fluids <text:span text:style-name="T20">[CR2b] [Big Ideas 1, 3, 4, 5, 7] </text:span></text:p>
          <text:list>
            <text:list-item>
              <text:p text:style-name="P49">Hydrostatic Pressure</text:p>
            </text:list-item>
            <text:list-item>
              <text:p text:style-name="P48">Buoyant Forces</text:p>
            </text:list-item>
            <text:list-item>
              <text:p text:style-name="P48">Bernoulli's equation</text:p>
            </text:list-item>
            <text:list-item>
              <text:p text:style-name="P48"><text:span text:style-name="T17">Fluid Flow and the </text:span>Continuity Equation</text:p>
            </text:list-item>
          </text:list>
        </text:list-item>
        <text:list-item>
          <text:p text:style-name="P45">Atomic <text:span text:style-name="T13">Physics [Big Ideas 1, 2, 3, 4, 5, 6, 7]</text:span></text:p>
          <text:list>
            <text:list-item>
              <text:p text:style-name="P50">Energy levels and the Bohr Model</text:p>
            </text:list-item>
            <text:list-item>
              <text:p text:style-name="P49">Electron Transitions and Atomic Spectra</text:p>
            </text:list-item>
          </text:list>
        </text:list-item>
      </text:list>
      <text:p text:style-name="P8"/>
      <text:p text:style-name="P10">Fourth Nine Weeks</text:p>
      <text:list xml:id="list100041546872967" text:continue-numbering="true" text:style-name="L1">
        <text:list-item>
          <text:p text:style-name="P46">Nuclear <text:span text:style-name="T14">Physics [CR2g] [Big Ideas 1, 3, 4, 5, 6, 7] </text:span></text:p>
          <text:list>
            <text:list-item>
              <text:p text:style-name="P51">Nuclear Reactions</text:p>
            </text:list-item>
            <text:list-item>
              <text:p text:style-name="P49">Mass-Energy Equivalence</text:p>
            </text:list-item>
            <text:list-item>
              <text:p text:style-name="P49">Half-Life</text:p>
            </text:list-item>
          </text:list>
        </text:list-item>
      </text:list>
      <text:p text:style-name="P13"/>
      <text:list xml:id="list100042221893630" text:continue-numbering="true" text:style-name="L1">
        <text:list-item>
          <text:p text:style-name="P46">Quantum <text:span text:style-name="T24">[Big Ideas 1, 4, 5, 6, 7]</text:span></text:p>
          <text:list>
            <text:list-item>
              <text:p text:style-name="P49">Dual Nature of Light and the Photoelectric Effect</text:p>
            </text:list-item>
            <text:list-item>
              <text:p text:style-name="P52"><text:span text:style-name="T17">Dual Nature of Matter and </text:span>DeBroigle Wavelength</text:p>
            </text:list-item>
          </text:list>
        </text:list-item>
      </text:list>
      <text:p text:style-name="P14"/>
      <text:p text:style-name="P5"/>
      <text:p text:style-name="P5">Laboratory Activities: </text:p>
      <text:p text:style-name="P5">Twenty five percent of the course will be lab work. [CR5] Labs may take several in-class </text:p>
      <text:p text:style-name="P5">days to finish, and students may have to do work outside of class as well. Students are expected to keep a lab notebook where they will maintain a record of their laboratory work. Lab reports will consist of the following components: [CR7] </text:p>
      <text:list xml:id="list4519102539590630281" text:style-name="L2">
        <text:list-item>
          <text:p text:style-name="P53">Title </text:p>
        </text:list-item>
        <text:list-item>
          <text:p text:style-name="P53">Objective/Problem </text:p>
        </text:list-item>
        <text:list-item>
          <text:p text:style-name="P53">Design (if applicable): If the lab has no set procedure, what is to be done? Why are you doing <text:span text:style-name="T6">it </text:span>this way? </text:p>
        </text:list-item>
        <text:list-item>
          <text:p text:style-name="P54">Data: All data gathered in the lab will go here</text:p>
        </text:list-item>
        <text:list-item>
          <text:p text:style-name="P54">Calculations/Graphs: Calculations are done here. Any graphs that need to be <text:s/>made go here. </text:p>
        </text:list-item>
        <text:list-item>
          <text:p text:style-name="P53">Conclusion: Data analysis occurs here, and a statement can be made about what was learned in the lab. Error analysis also occurs here. Evaluation of the lab occurs here as well.</text:p>
        </text:list-item>
      </text:list>
      <text:p text:style-name="P5"/>
      <text:p text:style-name="P5">Every major unit will have an inquiry-based lab, and inquiry-based labs will make up no </text:p>
      <text:p text:style-name="P5">less than half of the laboratory work. Collectively, laboratory work will engage students in </text:p>
      <text:p text:style-name="P5">all seven science practices. </text:p>
      <text:p text:style-name="P5"/>
      <text:p text:style-name="P5">Laboratory activities and simulations in this class are included the following table. <text:s/>[CR6a] The inquiry-based labs are noted in the second column.</text:p>
      <text:p text:style-name="P5"><text:soft-page-break/></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Name</text:p>
          </table:table-cell>
          <table:table-cell table:style-name="Table2.A1" office:value-type="string">
            <text:p text:style-name="P18">Open-Inquiry or Guided-Inquiry</text:p>
          </table:table-cell>
          <table:table-cell table:style-name="Table2.A1" office:value-type="string">
            <text:p text:style-name="P18">Short Description</text:p>
          </table:table-cell>
          <table:table-cell table:style-name="Table2.D1" office:value-type="string">
            <text:p text:style-name="P18">Science Practices</text:p>
          </table:table-cell>
        </table:table-row>
        <table:table-row>
          <table:table-cell table:style-name="Table2.A2" office:value-type="string">
            <text:p text:style-name="P25">Index of Refraction</text:p>
          </table:table-cell>
          <table:table-cell table:style-name="Table2.A2" office:value-type="string">
            <text:p text:style-name="P25">Y</text:p>
          </table:table-cell>
          <table:table-cell table:style-name="Table2.A2" office:value-type="string">
            <text:p text:style-name="P25">Students will use lasers to determine the index of refraction of a given material.</text:p>
          </table:table-cell>
          <table:table-cell table:style-name="Table2.D2" office:value-type="string">
            <text:p text:style-name="P25">1.4, 2.2, 4.2, 4.3, <text:s/>5.1</text:p>
          </table:table-cell>
        </table:table-row>
        <table:table-row>
          <table:table-cell table:style-name="Table2.A2" office:value-type="string">
            <text:p text:style-name="P25">Magnetic Field of a Coil</text:p>
          </table:table-cell>
          <table:table-cell table:style-name="Table2.A2" office:value-type="string">
            <text:p text:style-name="P25">N</text:p>
          </table:table-cell>
          <table:table-cell table:style-name="Table2.A2" office:value-type="string">
            <text:p text:style-name="P25">Student will determine the relationship between current, magnetic field, and number of turns on a coil of wire. </text:p>
          </table:table-cell>
          <table:table-cell table:style-name="Table2.D2" office:value-type="string">
            <text:p text:style-name="P25">2.2, 3.1, 4.1, 4.2, 4.3, 5.1, 5.2, and 6.2</text:p>
          </table:table-cell>
        </table:table-row>
        <table:table-row>
          <table:table-cell table:style-name="Table2.A2" office:value-type="string">
            <text:p text:style-name="P25">Interference</text:p>
          </table:table-cell>
          <table:table-cell table:style-name="Table2.A2" office:value-type="string">
            <text:p text:style-name="P25">Y</text:p>
          </table:table-cell>
          <table:table-cell table:style-name="Table2.A2" office:value-type="string">
            <text:p text:style-name="P25">Student will use a diffraction grating to determine the wavelength of a laser pointer.</text:p>
          </table:table-cell>
          <table:table-cell table:style-name="Table2.D2" office:value-type="string">
            <text:p text:style-name="P25">1.2, 1.4, 2.2, 3.1, 4.1, 4.3, and 5.1</text:p>
          </table:table-cell>
        </table:table-row>
        <table:table-row>
          <table:table-cell table:style-name="Table2.A2" office:value-type="string">
            <text:p text:style-name="P30">Electrostatic Charge of a Balloon</text:p>
          </table:table-cell>
          <table:table-cell table:style-name="Table2.A2" office:value-type="string">
            <text:p text:style-name="P30">Y</text:p>
          </table:table-cell>
          <table:table-cell table:style-name="Table2.A2" office:value-type="string">
            <text:p text:style-name="P30">The student will be asked to design an experiment in which the electrostatic charge of a balloon is determined. </text:p>
          </table:table-cell>
          <table:table-cell table:style-name="Table2.D2" office:value-type="string">
            <text:p text:style-name="P26">1.4, 2.1, 2.2, 3.1, 4.1, and 5.1</text:p>
          </table:table-cell>
        </table:table-row>
        <table:table-row>
          <table:table-cell table:style-name="Table2.A2" office:value-type="string">
            <text:p text:style-name="P25">Electric Fields</text:p>
          </table:table-cell>
          <table:table-cell table:style-name="Table2.A2" office:value-type="string">
            <text:p text:style-name="P25">Y</text:p>
          </table:table-cell>
          <table:table-cell table:style-name="Table2.A2" office:value-type="string">
            <text:p text:style-name="P25">Student will use computer simulation to determine the magnitude and direction of an electric field due to multiple point charges.</text:p>
          </table:table-cell>
          <table:table-cell table:style-name="Table2.D2" office:value-type="string">
            <text:p text:style-name="P25">1.4, 2.1, 2.2, 3.1, 4.1, and 5.1</text:p>
          </table:table-cell>
        </table:table-row>
        <table:table-row>
          <table:table-cell table:style-name="Table2.A2" office:value-type="string">
            <text:p text:style-name="P25">Electromagnetic Induction</text:p>
          </table:table-cell>
          <table:table-cell table:style-name="Table2.A2" office:value-type="string">
            <text:p text:style-name="P25">N</text:p>
          </table:table-cell>
          <table:table-cell table:style-name="Table2.A2" office:value-type="string">
            <text:p text:style-name="P25">Student will qualitatively observe the factors that determine the amount of induced current, such as the number of coils of wire and motion of magnet.</text:p>
          </table:table-cell>
          <table:table-cell table:style-name="Table2.D2" office:value-type="string">
            <text:p text:style-name="P25">1.4, 3.1, 3.2, 3.3, 4.2, 5.1, 5.2, and 6.1</text:p>
          </table:table-cell>
        </table:table-row>
        <table:table-row>
          <table:table-cell table:style-name="Table2.A2" office:value-type="string">
            <text:p text:style-name="P25">Electrical Generator</text:p>
          </table:table-cell>
          <table:table-cell table:style-name="Table2.A2" office:value-type="string">
            <text:p text:style-name="P25">N</text:p>
          </table:table-cell>
          <table:table-cell table:style-name="Table2.A2" office:value-type="string">
            <text:p text:style-name="P25">Students will use a small DC motor to generate electrical current. <text:s/>This lab may be virtualized.</text:p>
          </table:table-cell>
          <table:table-cell table:style-name="Table2.D2" office:value-type="string">
            <text:p text:style-name="P25">1.2, 1.4, 2.1, 2.2, 3.1, 4.1, 4.2, 4.3, and </text:p>
            <text:p text:style-name="P25">5.1</text:p>
          </table:table-cell>
        </table:table-row>
        <table:table-row>
          <table:table-cell table:style-name="Table2.A2" office:value-type="string">
            <text:p text:style-name="P27">Photoelectric </text:p>
            <text:p text:style-name="P27">effect</text:p>
          </table:table-cell>
          <table:table-cell table:style-name="Table2.A2" office:value-type="string">
            <text:p text:style-name="P27">Y</text:p>
          </table:table-cell>
          <table:table-cell table:style-name="Table2.A2" office:value-type="string">
            <text:p text:style-name="P27">Students will use computer simulation to determine the relationship between Planck's constant, energy and wavelength of the incident photon, and work function of a metal.</text:p>
          </table:table-cell>
          <table:table-cell table:style-name="Table2.D2" office:value-type="string">
            <text:p text:style-name="P27">1.1, 2.2, 4.3, 4.4, and 5.1</text:p>
          </table:table-cell>
        </table:table-row>
        <table:table-row>
          <table:table-cell table:style-name="Table2.A2" office:value-type="string">
            <text:p text:style-name="P27">Density and the </text:p>
            <text:p text:style-name="P27">buoyant force</text:p>
          </table:table-cell>
          <table:table-cell table:style-name="Table2.A2" office:value-type="string">
            <text:p text:style-name="P27">Y</text:p>
          </table:table-cell>
          <table:table-cell table:style-name="Table2.A2" office:value-type="string">
            <text:p text:style-name="P27">Students will design an experiment using force sensors or spring scales to allow them to calculate the density of an unknown fluid.</text:p>
          </table:table-cell>
          <table:table-cell table:style-name="Table2.D2" office:value-type="string">
            <text:p text:style-name="P28">SP 1.1, 1.4, 2.1, 2.2, 3.1, 4.1, 4.2, 4.3, 5.1, </text:p>
            <text:p text:style-name="P28">and 5.2</text:p>
          </table:table-cell>
        </table:table-row>
        <table:table-row>
          <table:table-cell table:style-name="Table2.A2" office:value-type="string">
            <text:p text:style-name="P28">Lenses and Mirrors</text:p>
          </table:table-cell>
          <table:table-cell table:style-name="Table2.A2" office:value-type="string">
            <text:p text:style-name="P28">Y</text:p>
          </table:table-cell>
          <table:table-cell table:style-name="Table2.A2" office:value-type="string">
            <text:p text:style-name="P28">Students will design an experiment <text:soft-page-break/>to determine the focal length of a convex lens or concave mirror.</text:p>
          </table:table-cell>
          <table:table-cell table:style-name="Table2.D2" office:value-type="string">
            <text:p text:style-name="P28">1.1, 1.4, 2.1, 2.2, <text:soft-page-break/>3.1, 4.1, 4.2, 4.3, and 5.1</text:p>
          </table:table-cell>
        </table:table-row>
        <table:table-row>
          <table:table-cell table:style-name="Table2.A2" office:value-type="string">
            <text:p text:style-name="P28">Investigate heat </text:p>
            <text:p text:style-name="P28">engines</text:p>
          </table:table-cell>
          <table:table-cell table:style-name="Table2.A2" office:value-type="string">
            <text:p text:style-name="P28">N</text:p>
          </table:table-cell>
          <table:table-cell table:style-name="Table2.A2" office:value-type="string">
            <text:p text:style-name="P28">Using pressure and temperature sensors on a confined sample of gas, (or a computer simulation) students examine some thermodynamic processes to </text:p>
            <text:p text:style-name="P28">understand how the internal energy of the system (E int or U) is affected by exchanges of energy between the system and the surroundings.</text:p>
          </table:table-cell>
          <table:table-cell table:style-name="Table2.D2" office:value-type="string">
            <text:p text:style-name="P28">1.1, 1.2, 2.2, 3.1, 4.1, 4.2, 5.1, 5.3, and 6.1</text:p>
          </table:table-cell>
        </table:table-row>
        <table:table-row>
          <table:table-cell table:style-name="Table2.A2" office:value-type="string">
            <text:p text:style-name="P28">Energy levels of </text:p>
            <text:p text:style-name="P28">hydrogen</text:p>
          </table:table-cell>
          <table:table-cell table:style-name="Table2.A2" office:value-type="string">
            <text:p text:style-name="P28">N</text:p>
          </table:table-cell>
          <table:table-cell table:style-name="Table2.A2" office:value-type="string">
            <text:p text:style-name="P28">Students will create energy-level diagrams of hydrogen and use them to predict the visible emission spectrum. <text:s/>Students will confirm their results using hydrogen discharge-tubes and diffraction gratings or spectrometers.</text:p>
          </table:table-cell>
          <table:table-cell table:style-name="Table2.D2" office:value-type="string">
            <text:p text:style-name="P28">1.1, 1.2, 1.4, 2.1, 2.2, 3.1, 4.1, 4.2, 4.3, </text:p>
            <text:p text:style-name="P28">5.1, 5.2, and 6.2</text:p>
          </table:table-cell>
        </table:table-row>
        <table:table-row>
          <table:table-cell table:style-name="Table2.A2" office:value-type="string">
            <text:p text:style-name="P28">Leaking Bucket</text:p>
          </table:table-cell>
          <table:table-cell table:style-name="Table2.A2" office:value-type="string">
            <text:p text:style-name="P28">N</text:p>
          </table:table-cell>
          <table:table-cell table:style-name="Table2.A2" office:value-type="string">
            <text:p text:style-name="P28">Students will calculate the speed at which water leaks out of a container with a hole in one of the sides using projectile motion, the Bernouli Equation, and the continuity equation. </text:p>
          </table:table-cell>
          <table:table-cell table:style-name="Table2.D2" office:value-type="string">
            <text:p text:style-name="P28">1.1, 1.4, 2.1, 2.2, 3.1, 4.1, 4.2, 4.3, 5.1, 5.3, 6.1, </text:p>
            <text:p text:style-name="P28">6.4, 7.2</text:p>
          </table:table-cell>
        </table:table-row>
        <table:table-row>
          <table:table-cell table:style-name="Table2.A2" office:value-type="string">
            <text:p text:style-name="P31">Determine Planck's Constant using the Photoelectric (or photovoltiac) effect.</text:p>
          </table:table-cell>
          <table:table-cell table:style-name="Table2.A2" office:value-type="string">
            <text:p text:style-name="P31">N</text:p>
          </table:table-cell>
          <table:table-cell table:style-name="Table2.A2" office:value-type="string">
            <text:p text:style-name="P31">Students will use the a photoelectric tube or photovoltiac cell and LEDs of different frequencies to determine planck's constant. <text:span text:style-name="T28">This experiment may take place using PHET Simulation, depending on materials available to the school.</text:span></text:p>
          </table:table-cell>
          <table:table-cell table:style-name="Table2.D2" office:value-type="string">
            <text:p text:style-name="P29">1.1, 1.2, 1.4, 2.1, 2.2, 3.1, 4.1, 4.2, 4.3, </text:p>
            <text:p text:style-name="P29">5.1, 5.2, and 6.2</text:p>
          </table:table-cell>
        </table:table-row>
      </table:table>
      <text:p text:style-name="P5"/>
      <text:p text:style-name="P5"><text:span text:style-name="T7">Outside the Classroom Lab Experience</text:span>: [CR3,<text:span text:style-name="T27">4</text:span>] </text:p>
      <text:p text:style-name="P32">ACTIVITY 1. Fluid Applications <text:s/></text:p>
      <text:p text:style-name="P32">DESCRIPTION: </text:p>
      <text:p text:style-name="P32">Students write a series of questions that they wonder about related to buoyancy and </text:p>
      <text:p text:style-name="P32">density in real world contexts. In teams of two, the students select one research question. </text:p>
      <text:p text:style-name="P32">They have two class periods to post their results of the research on a Google Doc. Each </text:p>
      <text:p text:style-name="P32">team presents their information and any sources of data found to the class. Sample </text:p>
      <text:p text:style-name="P32">questions are: </text:p>
      <text:p text:style-name="P32">•<text:tab/> How do metal ships float? </text:p>
      <text:p text:style-name="P32">•<text:tab/> Will a ship full of oil float differently than an empty ship? </text:p>
      <text:p text:style-name="P32"><text:soft-page-break/>•<text:tab/> If an oil tanker develops a leak, why does it sink? </text:p>
      <text:p text:style-name="P32">•<text:tab/> How will a ship float in fresh water as opposed to salt water? </text:p>
      <text:p text:style-name="P32">•<text:tab/> How and why do hot air balloons work? </text:p>
      <text:p text:style-name="P32">•<text:tab/> Would hydrogen balloons float better than balloons filled with hot air? </text:p>
      <text:p text:style-name="P34">[LO 1.E.1.1, 1,E.1.2, 3.C.4.2]</text:p>
      <text:p text:style-name="P34"/>
      <text:p text:style-name="P32">ACTIVITY 2. Laser Applications </text:p>
      <text:p text:style-name="P32">DESCRIPTION: </text:p>
      <text:p text:style-name="P32">Students first investigate how a laser works using the PhET Laser simulation (http://phet. </text:p>
      <text:p text:style-name="P33">colorado.edu/en/simulation/lasers). The simulation helps the students understand how absorption and spontaneous and stimulated emission work. Students will be able to explain how these factors: intensity and wavelength of the lamp, the mirror reflectivity, and the lifetimes of the excited states of the atom influence the laser. After writing their observations, they conduct online research to submit a paper that will demonstrate their ability to read and synthesize scientific literature about the applications of lasers in modern medicine. Common research topics of applications include vision correction (LASIK surgery), tattoo removal, and varicose vein treatments. <text:span text:style-name="T25">[LO 6.A.2.2, 6.C.3.1, 6.E.1.1, 6.E.5.1, 6.E.5.2, 6.F.1.1] </text:span></text:p>
      <text:p text:style-name="P33"/>
      <text:p text:style-name="P32">3. SCIENTIFIC ARGUMENTATION </text:p>
      <text:p text:style-name="P33">In the course, students become familiar with the three components of scientific argumentation. The first element is the claim, which is the response to a prediction. A claim provides an explanation for why or how something happens in a laboratory investigation. The second component is the evidence, which supports the claim and consists of the analysis of the data collected during the investigation. The third component consists of questioning, in which students examine and defend one another’s claims. Students receive explicit instruction in posing meaningful questions that include questions of clarification, questions that probe assumptions, and questions that probe implications and consequences. As a result of the scientific argumentation process, students are able to revise their claims and make revisions as appropriate. [CR8] </text:p>
      <text:p text:style-name="P33"/>
      <text:p text:style-name="P33">ACTIVITY: Nuclear Energy: Friend or Foe </text:p>
      <text:p text:style-name="P32">DESCRIPTION: </text:p>
      <text:p text:style-name="P33">In addition to the physics concepts, this project requires the evaluation of ethical concerns in order to arrive at a decision regarding nuclear energy. This project is meaningful and engaging to students as it requires the use of evidence-based reasoning through dialogue and provides a context for understanding scientific information. </text:p>
      <text:p text:style-name="P32"/>
      <text:p text:style-name="P32">Students work in teams of two to investigate the socio-scientific issue about the pros and cons of the use of nuclear energy. The research includes an explanation of the process of nuclear fission, the basic operation of a nuclear reactor, how a chain reaction works and how magnetic and inertial confinements can provide thermonuclear power. Students have to discuss safety, cost-effectiveness, and environmental impact including wildlife and human health. The culmination activity is a debate moderated by the students themselves. </text:p>
      <text:p text:style-name="P32"/>
      <text:p text:style-name="P5"><text:span text:style-name="T7">Real World Physics Solutions</text:span>: </text:p>
      <text:p text:style-name="P5">In order for students to become scientifically literate citizens, students are required to </text:p>
      <text:p text:style-name="P5">use their knowledge of physics while looking at a real world problem. [CR4] Students </text:p>
      <text:p text:style-name="P5"><text:soft-page-break/>may pick one of the following solutions: </text:p>
      <text:list xml:id="list3001579807451208679" text:style-name="L3">
        <text:list-item>
          <text:p text:style-name="P55">Students will pick a Hollywood movie and will point out three (or more) instances of bad physics <text:span text:style-name="T18">(with emphasis on the topics from AP Physics 2)</text:span>. They will present this information to the class, describing the inaccuracies both qualitatively and quantitatively. </text:p>
        </text:list-item>
        <text:list-item>
          <text:p text:style-name="P56">Students will research a medical procedure, including (but not limited to) X-rays, CAT scans, PET scans, MRI, or other procedure of their choosing. <text:s/>They will explain the physics to their classmat<text:span text:style-name="T19">es.</text:span>.</text:p>
        </text:list-item>
        <text:list-item>
          <text:p text:style-name="P56">Students will <text:span text:style-name="T18">research hydroelectric power generation, and </text:span>create a working scale-model of a hydroelectric dam. Students will then present their model to the class and use concepts from class to explain its operation.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Williamson</meta:initial-creator>
    <meta:creation-date>2014-08-04T10:54:12.169881564</meta:creation-date>
    <dc:date>2014-09-18T10:00:40.826240199</dc:date>
    <dc:creator>Jonas Williamson</dc:creator>
    <meta:editing-duration>PT3H47M5S</meta:editing-duration>
    <meta:editing-cycles>88</meta:editing-cycles>
    <meta:generator>LibreOffice/4.2.6.2$Linux_X86_64 LibreOffice_project/420$Build-2</meta:generator>
    <meta:document-statistic meta:table-count="2" meta:image-count="0" meta:object-count="0" meta:page-count="8" meta:paragraph-count="270" meta:word-count="2639" meta:character-count="16559" meta:non-whitespace-character-count="14124"/>
  </office:meta>
</office:document-meta>
</file>